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" style:font-pitch="variable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399cm" style:rel-width="100%" table:align="left"/>
    </style:style>
    <style:style style:name="Table1.A" style:family="table-column">
      <style:table-column-properties style:column-width="13.638cm" style:rel-column-width="46070*"/>
    </style:style>
    <style:style style:name="Table1.B" style:family="table-column">
      <style:table-column-properties style:column-width="5.761cm" style:rel-column-width="19464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9.412cm" fo:margin-left="0cm" table:align="left"/>
    </style:style>
    <style:style style:name="Table2.A" style:family="table-column">
      <style:table-column-properties style:column-width="2.609cm"/>
    </style:style>
    <style:style style:name="Table2.B" style:family="table-column">
      <style:table-column-properties style:column-width="0.3cm"/>
    </style:style>
    <style:style style:name="Table2.C" style:family="table-column">
      <style:table-column-properties style:column-width="16.503cm"/>
    </style:style>
    <style:style style:name="Table2.A1" style:family="table-cell">
      <style:table-cell-properties style:vertical-align="" fo:padding="0.049cm" fo:border="none"/>
    </style:style>
    <style:style style:name="Table2.C1" style:family="table-cell">
      <style:table-cell-properties style:vertical-align="middle" fo:padding="0.049cm" fo:border="none"/>
    </style:style>
    <style:style style:name="Table3" style:family="table">
      <style:table-properties style:width="14.732cm" table:align="left"/>
    </style:style>
    <style:style style:name="Table3.A" style:family="table-column">
      <style:table-column-properties style:column-width="3.073cm"/>
    </style:style>
    <style:style style:name="Table3.B" style:family="table-column">
      <style:table-column-properties style:column-width="11.65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951cm" table:align="left"/>
    </style:style>
    <style:style style:name="Table4.A" style:family="table-column">
      <style:table-column-properties style:column-width="1.215cm"/>
    </style:style>
    <style:style style:name="Table4.B" style:family="table-column">
      <style:table-column-properties style:column-width="12.73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098cm" table:align="left"/>
    </style:style>
    <style:style style:name="Table5.A" style:family="table-column">
      <style:table-column-properties style:column-width="3.644cm"/>
    </style:style>
    <style:style style:name="Table5.B" style:family="table-column">
      <style:table-column-properties style:column-width="7.45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85cm" table:align="left"/>
    </style:style>
    <style:style style:name="Table6.A" style:family="table-column">
      <style:table-column-properties style:column-width="2.117cm"/>
    </style:style>
    <style:style style:name="Table6.B" style:family="table-column">
      <style:table-column-properties style:column-width="13.73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4.21cm" table:align="left"/>
    </style:style>
    <style:style style:name="Table7.A" style:family="table-column">
      <style:table-column-properties style:column-width="4.491cm"/>
    </style:style>
    <style:style style:name="Table7.B" style:family="table-column">
      <style:table-column-properties style:column-width="9.71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5.468cm" table:align="left"/>
    </style:style>
    <style:style style:name="Table8.A" style:family="table-column">
      <style:table-column-properties style:column-width="1.702cm"/>
    </style:style>
    <style:style style:name="Table8.B" style:family="table-column">
      <style:table-column-properties style:column-width="3.76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9.399cm" table:align="left"/>
    </style:style>
    <style:style style:name="Table9.A" style:family="table-column">
      <style:table-column-properties style:column-width="2.357cm"/>
    </style:style>
    <style:style style:name="Table9.B" style:family="table-column">
      <style:table-column-properties style:column-width="0.289cm"/>
    </style:style>
    <style:style style:name="Table9.C" style:family="table-column">
      <style:table-column-properties style:column-width="16.753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Heading_20_2">
      <loext:graphic-properties draw:fill="solid" draw:fill-color="#e8e8ff" draw:opacity="100%"/>
      <style:paragraph-properties fo:margin-left="0cm" fo:margin-right="0cm" fo:text-align="center" style:justify-single-word="false" fo:orphans="2" fo:widows="2" fo:text-indent="0cm" style:auto-text-indent="false" fo:background-color="#e8e8ff" fo:padding="0cm" fo:border="none"/>
      <style:text-properties fo:font-variant="normal" fo:text-transform="none" style:use-window-font-color="true" style:font-name="Roboto" fo:font-size="18pt" fo:letter-spacing="normal" fo:font-style="normal" fo:font-weight="normal" style:font-weight-asian="normal" style:font-weight-complex="normal"/>
    </style:style>
    <style:style style:name="P2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Roboto" fo:font-size="20pt" fo:letter-spacing="normal" fo:font-style="normal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style:font-name="Roboto" fo:font-weight="250" style:font-size-asian="10.5pt" style:font-weight-asian="normal" style:font-weight-complex="normal"/>
    </style:style>
    <style:style style:name="P4" style:family="paragraph" style:parent-style-name="Table_20_Contents">
      <style:text-properties style:use-window-font-color="true" style:font-name="Roboto" fo:font-size="2pt" fo:font-style="normal" fo:font-weight="250" style:font-size-asian="2pt" style:font-weight-asian="normal" style:font-size-complex="2pt" style:font-weight-complex="normal"/>
    </style:style>
    <style:style style:name="P5" style:family="paragraph" style:parent-style-name="Table_20_Contents">
      <style:text-properties style:use-window-font-color="true" style:font-name="Roboto" fo:font-size="2pt" fo:font-weight="250" style:font-size-asian="2pt" style:font-weight-asian="normal" style:font-size-complex="2pt" style:font-weight-complex="normal"/>
    </style:style>
    <style:style style:name="P6" style:family="paragraph" style:parent-style-name="Table_20_Contents">
      <style:text-properties style:use-window-font-color="true" style:font-name="Roboto" fo:font-weight="normal" style:font-weight-asian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Roboto" fo:font-weight="250" style:font-size-asian="10.5pt" style:font-weight-asian="normal" style:font-weight-complex="normal"/>
    </style:style>
    <style:style style:name="P8" style:family="paragraph" style:parent-style-name="Table_20_Contents">
      <style:text-properties style:use-window-font-color="true" style:font-name="Roboto" fo:font-weight="250" style:font-weight-asian="normal" style:font-weight-complex="normal"/>
    </style:style>
    <style:style style:name="P9" style:family="paragraph" style:parent-style-name="Table_20_Contents">
      <style:text-properties style:use-window-font-color="true" style:font-name="Roboto" fo:font-weight="250" officeooo:paragraph-rsid="001b5af3" style:font-weight-asian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Roboto" fo:font-weight="250" style:font-weight-asian="normal" style:font-weight-complex="normal"/>
    </style:style>
    <style:style style:name="P11" style:family="paragraph" style:parent-style-name="Table_20_Contents">
      <style:text-properties style:use-window-font-color="true" style:font-name="Roboto" fo:font-style="normal" fo:font-weight="250" style:font-weight-asian="normal" style:font-weight-complex="normal"/>
    </style:style>
    <style:style style:name="P12" style:family="paragraph" style:parent-style-name="Table_20_Contents">
      <style:text-properties style:use-window-font-color="true" style:font-name="Roboto" fo:font-style="normal" fo:font-weight="250" officeooo:rsid="001a8bd6" style:font-weight-asian="normal" style:font-weight-complex="normal"/>
    </style:style>
    <style:style style:name="P13" style:family="paragraph" style:parent-style-name="Table_20_Contents">
      <style:text-properties style:use-window-font-color="true" style:font-name="Roboto" fo:font-style="normal" fo:font-weight="250" officeooo:rsid="001a8bd6" officeooo:paragraph-rsid="001a8bd6" style:font-weight-asian="normal" style:font-weight-complex="normal"/>
    </style:style>
    <style:style style:name="P14" style:family="paragraph" style:parent-style-name="Table_20_Contents">
      <style:text-properties style:use-window-font-color="true" style:font-name="Roboto" fo:font-style="normal" fo:font-weight="250" officeooo:rsid="001b5af3" officeooo:paragraph-rsid="001b5af3" style:font-weight-asian="normal" style:font-weight-complex="normal"/>
    </style:style>
    <style:style style:name="P15" style:family="paragraph" style:parent-style-name="Table_20_Contents">
      <style:text-properties style:use-window-font-color="true" style:font-name="Roboto" fo:font-style="normal" fo:font-weight="250" officeooo:paragraph-rsid="001b5af3" style:font-weight-asian="normal" style:font-weight-complex="normal"/>
    </style:style>
    <style:style style:name="P16" style:family="paragraph" style:parent-style-name="Table_20_Contents">
      <style:text-properties style:use-window-font-color="true" style:font-name="Roboto" fo:font-style="normal" fo:font-weight="250" officeooo:paragraph-rsid="001a8bd6" style:font-weight-asian="normal" style:font-weight-complex="normal"/>
    </style:style>
    <style:style style:name="P17" style:family="paragraph" style:parent-style-name="Text_20_body">
      <style:text-properties style:use-window-font-color="true" style:font-name="Roboto" fo:font-weight="normal" style:font-weight-asian="normal" style:font-weight-complex="normal"/>
    </style:style>
    <style:style style:name="P18" style:family="paragraph" style:parent-style-name="Text_20_body">
      <style:text-properties style:use-window-font-color="true" style:font-name="Roboto" fo:font-weight="250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style:use-window-font-color="true" style:font-name="Roboto" fo:font-weight="250" style:font-weight-asian="normal" style:font-weight-complex="normal"/>
    </style:style>
    <style:style style:name="P20" style:family="paragraph" style:parent-style-name="Table_20_Contents">
      <style:text-properties style:use-window-font-color="true" style:font-name="Roboto" fo:font-style="normal" fo:font-weight="normal" officeooo:rsid="0022e589" officeooo:paragraph-rsid="0022e589" style:font-size-asian="10.5pt" style:font-weight-asian="normal" style:font-weight-complex="normal"/>
    </style:style>
    <style:style style:name="P21" style:family="paragraph" style:parent-style-name="Table_20_Contents">
      <style:text-properties style:use-window-font-color="true" style:font-name="Roboto" fo:font-style="normal" fo:font-weight="normal" officeooo:paragraph-rsid="0022e589" style:font-size-asian="10.5pt" style:font-weight-asian="normal" style:font-weight-complex="normal"/>
    </style:style>
    <style:style style:name="P22" style:family="paragraph" style:parent-style-name="Table_20_Contents">
      <style:text-properties style:use-window-font-color="true" style:font-name="Roboto" fo:font-style="normal" fo:font-weight="250" officeooo:rsid="001b5af3" officeooo:paragraph-rsid="0022e589" style:font-weight-asian="normal" style:font-weight-complex="normal"/>
    </style:style>
    <style:style style:name="T1" style:family="text">
      <style:text-properties fo:font-size="14.25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none" officeooo:rsid="001b5af3" style:font-size-asian="10.5pt"/>
    </style:style>
    <style:style style:name="T4" style:family="text">
      <style:text-properties fo:font-style="italic" style:text-underline-style="none" officeooo:rsid="001c6197" style:font-size-asian="10.5pt"/>
    </style:style>
    <style:style style:name="T5" style:family="text">
      <style:text-properties fo:font-style="italic" style:font-size-asian="10.5pt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officeooo:rsid="001c09f2"/>
    </style:style>
    <style:style style:name="T8" style:family="text">
      <style:text-properties style:text-underline-style="none"/>
    </style:style>
    <style:style style:name="T9" style:family="text">
      <style:text-properties officeooo:rsid="001a8bd6"/>
    </style:style>
    <style:style style:name="T10" style:family="text">
      <style:text-properties fo:font-weight="250" style:font-size-asian="10.5pt"/>
    </style:style>
    <style:style style:name="T11" style:family="text">
      <style:text-properties fo:font-weight="250" officeooo:rsid="00215b30" style:font-size-asian="10.5pt"/>
    </style:style>
    <style:style style:name="T12" style:family="text">
      <style:text-properties fo:font-weight="250" officeooo:rsid="0022e589" style:font-size-asian="10.5pt"/>
    </style:style>
    <style:style style:name="T13" style:family="text">
      <style:text-properties officeooo:rsid="00215b30"/>
    </style:style>
    <style:style style:name="T14" style:family="text">
      <style:text-properties officeooo:rsid="0022e589"/>
    </style:style>
    <style:style style:name="T15" style:family="text">
      <style:text-properties fo:color="#666666"/>
    </style:style>
    <style:style style:name="T16" style:family="text">
      <style:text-properties fo:color="#666666" officeooo:rsid="0022e5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1">Benoît Lubek</text:span><text:line-break/>19 avenue de Choisy<text:line-break/>75013 Paris<text:line-break/><text:span text:style-name="T10">3</text:span><text:span text:style-name="T12">8</text:span><text:span text:style-name="T10"> ans, nationalité française, célibataire.</text:span></text:p>
          </table:table-cell>
          <table:table-cell table:style-name="Table1.A1" office:value-type="string">
            <text:p text:style-name="P7">06 07 17 00 95<text:line-break/>blubek@jraf.org<text:line-break/><text:span text:style-name="T9">JRAF.org</text:span></text:p>
          </table:table-cell>
        </table:table-row>
      </table:table>
      <text:h text:style-name="P2" text:outline-level="1">INGÉNIEUR <text:span text:style-name="T14">LOGICIEL</text:span></text:h>
      <text:h text:style-name="P1" text:outline-level="2">EXPERIENC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<text:span text:style-name="T14">2016</text:span>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20">Lead Développeur Android chez Family And Co. <text:span text:style-name="T15">(éditeur de logiciels à Paris - en freelance).</text:span></text:p>
          </table:table-cell>
        </table:table-row>
        <table:table-row>
          <table:table-cell table:style-name="Table2.A1" office:value-type="string">
            <text:p text:style-name="P11">201<text:span text:style-name="T9">2</text:span></text:p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22"><text:span text:style-name="T14">Développement sur l'application FamilyWall qui aide à s'organiser, communiquer et partager en famille.</text:span> 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4">Aspect UI/UX très important. 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4">Réalisation d'un calendrier complet avec vues "mois" et "prochains évènements". 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4">Communication avec l'API REST/JSON. 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4">Customisations pour les clients (branding, intégration). 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15"><text:span text:style-name="T2">Environnement</text:span><text:span text:style-name="T8"> : </text:span><text:span text:style-name="T3">Android, Java, Composants UI custom, C2DM/GCM, In-app purchase, Google </text:span><text:span text:style-name="T4">Play Services</text:span><text:span text:style-name="T3">, Content Provider, JSON, Git, Jenkins, </text:span><text:span text:style-name="T4">Android Studio, Gradle</text:span><text:span text:style-name="T3">.</text:span>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2">2012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20">Lead Développeur Android chez Plizy <text:span text:style-name="T15">(éditeur de logiciels à Paris).</text:span></text:p>
          </table:table-cell>
        </table:table-row>
        <table:table-row>
          <table:table-cell table:style-name="Table2.A1" office:value-type="string">
            <text:p text:style-name="P11">2011</text:p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Développement de l'application Plizy pour tablettes (agrégateur personalisé et player video)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Mise en place et responsabilité du projet de la création jusqu'à la publication sur le Play Store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3">Communication avec l'API REST/JSON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6">Player video utilisant une VideoView ou une WebView selon le provider (YouTube, Vimeo, <text:span text:style-name="T9">Dailymotion, </text:span>…)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Implémentation d'un mécanisme de cache d'images pour les thumbnails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11"><text:span text:style-name="T2">Environnement</text:span><text:span text:style-name="T8"> : </text:span><text:span text:style-name="T5">Android, Java, Animations, VideoView, WebView, Content Provider, Facebook, Twitter, JSON, Git, Jenkins, Eclipse.</text:span></text:p>
          </table:table-cell>
        </table:table-row>
        <table:table-row>
          <table:table-cell table:style-name="Table2.A1" office:value-type="string">
            <text:p text:style-name="P11"> 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11">2011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20">Développeur Android et Backend chez Vox Mobili <text:span text:style-name="T15">(éditeur de logiciels à Paris).</text:span></text:p>
          </table:table-cell>
        </table:table-row>
        <table:table-row>
          <table:table-cell table:style-name="Table2.A1" office:value-type="string">
            <text:p text:style-name="P11">2008</text:p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Développement l'application Phonebook 2.0 pour Android (carnet d'adresses synchronisé et social)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Conception et réalisation d'un moteur générique s'intégrant avec divers réseaux sociaux (Twitter, Facebook, LinkedIn, MySpace, …) et encadrement de développeurs réalisant des connecteurs pour ce moteur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Fonctionalités de présence / chat avec le protocole RCS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Développement côté serveur sur le produit PIM (carnet d'adresses, calendrier, tâches, photos / vidéos, etc. synchronisés)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Customisations pour les clients : T-Mobile, Bouygues Telecom, Orange, Telstra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11"><text:span text:style-name="T2">Environnement</text:span><text:span text:style-name="T8"> : </text:span><text:span text:style-name="T5">Android, Java, J2EE, Javascript, Ajax, JSON, SOAP, SyncML, Oracle, Tomcat, Subversion, Eclipse.</text:span>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11">2008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20">Développeur Java chez Oalia <text:span text:style-name="T15">(éditeur de logiciels à Suresnes).</text:span></text:p>
          </table:table-cell>
        </table:table-row>
        <table:table-row>
          <table:table-cell table:style-name="Table2.A1" office:value-type="string">
            <text:p text:style-name="P11">2006</text:p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Maintenance et évolutions sur le Framework interne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Développement sur les produits OSRM / OSPM v3 et v4 (progiciels de gestion d’achats)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Conception et développement du module Portail Fournisseur (application distante communiquant en Web Services)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11"><text:span text:style-name="T2">Environnement</text:span><text:span text:style-name="T8"> : </text:span><text:span text:style-name="T5">Java, J2EE, Hibernate, Turbine, Velocity, Ajax, SOAP, Axis, Oracle, Tomcat, Weblogic, Subversion, Maven, Eclipse.</text:span></text:p>
          </table:table-cell>
        </table:table-row>
        <table:table-row>
          <table:table-cell table:style-name="Table2.A1" office:value-type="string">
            <text:p text:style-name="P11"> 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11">2006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20">Développeur Java chez Pegasis <text:span text:style-name="T15">(SSII et éditeur de logiciels à Paris).</text:span></text:p>
          </table:table-cell>
        </table:table-row>
        <table:table-row>
          <table:table-cell table:style-name="Table2.A1" office:value-type="string">
            <text:p text:style-name="P11">2003</text:p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Développement d'applications Web (internet/intranet) pour les clients : France Télécom, l'Apec, Casino, Le Mémorial de la Shoah, Planète TP.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1">Utilisation du framework interne Pegasis (Modèle MVC2) et de l'outil de gestion de contenu Délia.</text:p>
          </table:table-cell>
        </table:table-row>
        <text:soft-page-break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11"><text:span text:style-name="T2">Environnement</text:span><text:span text:style-name="T8"> : </text:span><text:span text:style-name="T5">Java, J2EE (JSP/Servlets/Taglibs), Tiles, SQL, Oracle, CVS, Tomcat, Ant, IntelliJ, Eclipse.</text:span></text:p>
          </table:table-cell>
        </table:table-row>
        <table:table-row>
          <table:table-cell table:style-name="Table2.A1" office:value-type="string">
            <text:p text:style-name="P11"> 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11">2003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21"><text:span text:style-name="T14">Développeur Java chez </text:span>Icom Informatique <text:span text:style-name="T16">(</text:span><text:span text:style-name="T15">éditeur de logiciels à Charenton</text:span><text:span text:style-name="T16">)</text:span><text:span text:style-name="T15">.</text:span></text:p>
          </table:table-cell>
        </table:table-row>
        <table:table-row>
          <table:table-cell table:style-name="Table2.A1" office:value-type="string">
            <text:p text:style-name="P11">2001</text:p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4">Développement sur les applications web et Swing. 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 . </text:p>
          </table:table-cell>
          <table:table-cell table:style-name="Table2.C1" office:value-type="string">
            <text:p text:style-name="P14">Portage en Java d'un interpreteur d'un langage de scripting. 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11"><text:span text:style-name="T2">Environnement</text:span><text:span text:style-name="T8"> : </text:span><text:span text:style-name="T5">Java, JSP/Servlets, Applets, Swing, Java web start, JavaCC, XML, LDAP, SSL, Visual SourceSafe, Ant, IntelliJ.</text:span></text:p>
          </table:table-cell>
        </table:table-row>
      </table:table>
      <text:p text:style-name="P17"/>
      <text:h text:style-name="P1" text:outline-level="2">COMPETENCE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<text:span text:style-name="T2">Programmation</text:span> :</text:p>
          </table:table-cell>
          <table:table-cell table:style-name="Table3.A1" office:value-type="string">
            <text:p text:style-name="P9">Maîtrise de la plateforme Android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9">Maîtrise du langage Java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8">Connaissance des langages <text:span text:style-name="T14">Kotlin, </text:span>C++, C, C#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8">Environnements Eclipse, IntelliJ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8">Autres connaissances : Shell, Perl, TCL, Pascal, Ada, assembleur.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<text:span text:style-name="T2">Web</text:span> :</text:p>
          </table:table-cell>
          <table:table-cell table:style-name="Table4.A1" office:value-type="string">
            <text:p text:style-name="P8">Très bonne connaissance de HTML, CSS, Javascript, XML, XSL/T, Ajax.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8">Frameworks: JSP/Servlets, Struts, Turbine.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8">Autres connaissances : Applets, Velocity, FreeMarker, PHP, Flash.</text:p>
          </table:table-cell>
        </table:table-row>
      </table:table>
      <text:p text:style-name="P1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<text:span text:style-name="T2">Bases de données</text:span> :</text:p>
          </table:table-cell>
          <table:table-cell table:style-name="Table5.A1" office:value-type="string">
            <text:p text:style-name="P8">Langage SQL ; Oracle, MySQL et SQLite.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8">JPA, Hibernate, JDBC.</text:p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<text:span text:style-name="T2">Concepts</text:span> :</text:p>
          </table:table-cell>
          <table:table-cell table:style-name="Table6.A1" office:value-type="string">
            <text:p text:style-name="P8">Design Patterns ; Architecture Client/Serveur ; UML.</text:p>
          </table:table-cell>
        </table:table-row>
      </table:table>
      <text:p text:style-name="P1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<text:span text:style-name="T2">Systèmes d'exploitation</text:span> :</text:p>
          </table:table-cell>
          <table:table-cell table:style-name="Table7.A1" office:value-type="string">
            <text:p text:style-name="P8">Bonne connaissance de Linux / Unix ; <text:span text:style-name="T13">OSX ; </text:span>Windows.</text:p>
          </table:table-cell>
        </table:table-row>
      </table:table>
      <text:p text:style-name="P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><text:span text:style-name="T2">Anglais</text:span> :</text:p>
          </table:table-cell>
          <table:table-cell table:style-name="Table8.A1" office:value-type="string">
            <text:p text:style-name="P8">Courant écrit et oral.</text:p>
          </table:table-cell>
        </table:table-row>
      </table:table>
      <text:p text:style-name="P18"/>
      <text:h text:style-name="P1" text:outline-level="2">FORM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">2005</text:p>
          </table:table-cell>
          <table:table-cell table:style-name="Table9.A1" office:value-type="string">
            <text:p text:style-name="P8"> . </text:p>
          </table:table-cell>
          <table:table-cell table:style-name="Table9.A1" office:value-type="string">
            <text:p text:style-name="P8">Formation .NET et C# agréée Microsoft (MS-2349, une semaine).</text:p>
          </table:table-cell>
        </table:table-row>
        <table:table-row>
          <table:table-cell table:style-name="Table9.A1" office:value-type="string">
            <text:p text:style-name="P8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10">1998 - 2001</text:p>
          </table:table-cell>
          <table:table-cell table:style-name="Table9.A1" office:value-type="string">
            <text:p text:style-name="P8"> . </text:p>
          </table:table-cell>
          <table:table-cell table:style-name="Table9.A1" office:value-type="string">
            <text:p text:style-name="P8">Ingénierie informatique à l'EPITA (Ecole Pour l'Informatique et les Techniques Avancées), Paris.</text:p>
          </table:table-cell>
        </table:table-row>
        <table:table-row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8"> . </text:p>
          </table:table-cell>
          <table:table-cell table:style-name="Table9.A1" office:value-type="string">
            <text:p text:style-name="P8">Spécialité Systèmes d'Information / Génie Logiciel.</text:p>
          </table:table-cell>
        </table:table-row>
        <table:table-row>
          <table:table-cell table:style-name="Table9.A1" office:value-type="string">
            <text:p text:style-name="P8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10">1996 - 1998</text:p>
          </table:table-cell>
          <table:table-cell table:style-name="Table9.A1" office:value-type="string">
            <text:p text:style-name="P8"> . </text:p>
          </table:table-cell>
          <table:table-cell table:style-name="Table9.A1" office:value-type="string">
            <text:p text:style-name="P8">Diplôme Universitaire Technologique informatique, option Génie Informatique, à l'I.U.T. de Vélizy.</text:p>
          </table:table-cell>
        </table:table-row>
        <table:table-row>
          <table:table-cell table:style-name="Table9.A1" office:value-type="string">
            <text:p text:style-name="P8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10">1996</text:p>
          </table:table-cell>
          <table:table-cell table:style-name="Table9.A1" office:value-type="string">
            <text:p text:style-name="P8"> . </text:p>
          </table:table-cell>
          <table:table-cell table:style-name="Table9.A1" office:value-type="string">
            <text:p text:style-name="P8">Baccalauréat général, série Scientifique, option Mathématiques.</text:p>
          </table:table-cell>
        </table:table-row>
        <table:table-row>
          <table:table-cell table:style-name="Table9.A1" office:value-type="string">
            <text:p text:style-name="P8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</table:table>
      <text:p text:style-name="P17"/>
      <text:h text:style-name="P1" text:outline-level="2">LOISIRS</text:h>
      <text:p text:style-name="P3"><text:span text:style-name="T6">Lectures (science, science-fiction), musique (guitare basse), cinéma, roller, geocaching.</text:span><text:line-break/><text:span text:style-name="T6">Développement d'applications Android (</text:span><text:span text:style-name="T7">JRAF</text:span><text:span text:style-name="T6">.org/android/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Roboto" svg:font-family="Roboto" style:font-pitch="variable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2" fo:font-family="'Liberation Sans'" style:font-style-name="Bold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1-01-09T02:38:58</meta:creation-date>
    <dc:date>2016-11-01T01:02:10.935388000</dc:date>
    <meta:editing-duration>PT16H57M27S</meta:editing-duration>
    <meta:editing-cycles>23</meta:editing-cycles>
    <meta:generator>LibreOffice/5.0.5.2$MacOSX_X86_64 LibreOffice_project/55b006a02d247b5f7215fc6ea0fde844b30035b3</meta:generator>
    <meta:document-statistic meta:table-count="9" meta:image-count="0" meta:object-count="0" meta:page-count="2" meta:paragraph-count="116" meta:word-count="638" meta:character-count="4561" meta:non-whitespace-character-count="3964"/>
  </office:meta>
</office:document-meta>
</file>